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758F040848357E9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JOY_BTN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7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7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0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L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8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6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6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7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L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4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2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3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5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6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3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3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4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R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R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L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L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R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R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52" draw:name="Shape 52" draw:style-name="gr1" draw:text-style-name="P1" svg:width="1.0598in" svg:height="0.1504in" svg:x="6.8319in" svg:y="1.8756in" draw:control="control53"/>
      <draw:control text:anchor-type="page" text:anchor-page-number="1" draw:z-index="51" draw:name="Shape 51" draw:style-name="gr2" draw:text-style-name="P1" svg:width="1.0598in" svg:height="0.1504in" svg:x="6.8319in" svg:y="1.7256in" draw:control="control52"/>
      <draw:control text:anchor-type="page" text:anchor-page-number="1" draw:z-index="50" draw:name="Shape 50" draw:style-name="gr1" draw:text-style-name="P1" svg:width="1.0598in" svg:height="0.1504in" svg:x="4.7402in" svg:y="1.8807in" draw:control="control51"/>
      <draw:control text:anchor-type="page" text:anchor-page-number="1" draw:z-index="49" draw:name="Shape 49" draw:style-name="gr2" draw:text-style-name="P1" svg:width="1.0598in" svg:height="0.1504in" svg:x="4.7402in" svg:y="1.7307in" draw:control="control50"/>
      <draw:control text:anchor-type="page" text:anchor-page-number="1" draw:z-index="48" draw:name="Shape 48" draw:style-name="gr1" draw:text-style-name="P1" svg:width="1.0598in" svg:height="0.1504in" svg:x="5.8083in" svg:y="2.2598in" draw:control="control49"/>
      <draw:control text:anchor-type="page" text:anchor-page-number="1" draw:z-index="47" draw:name="Shape 47" draw:style-name="gr2" draw:text-style-name="P1" svg:width="1.0598in" svg:height="0.1504in" svg:x="5.8083in" svg:y="2.1098in" draw:control="control48"/>
      <draw:control text:anchor-type="page" text:anchor-page-number="1" draw:z-index="46" draw:name="Shape 46" draw:style-name="gr1" draw:text-style-name="P1" svg:width="1.0598in" svg:height="0.1504in" svg:x="6.9752in" svg:y="1.4728in" draw:control="control47"/>
      <draw:control text:anchor-type="page" text:anchor-page-number="1" draw:z-index="45" draw:name="Shape 45" draw:style-name="gr2" draw:text-style-name="P1" svg:width="1.0598in" svg:height="0.1504in" svg:x="6.9752in" svg:y="1.3228in" draw:control="control46"/>
      <draw:control text:anchor-type="page" text:anchor-page-number="1" draw:z-index="44" draw:name="Shape 44" draw:style-name="gr1" draw:text-style-name="P1" svg:width="1.0598in" svg:height="0.1504in" svg:x="6.8382in" svg:y="1.0307in" draw:control="control45"/>
      <draw:control text:anchor-type="page" text:anchor-page-number="1" draw:z-index="43" draw:name="Shape 43" draw:style-name="gr2" draw:text-style-name="P1" svg:width="1.0598in" svg:height="0.1504in" svg:x="6.8382in" svg:y="0.8807in" draw:control="control44"/>
      <draw:control text:anchor-type="page" text:anchor-page-number="1" draw:z-index="42" draw:name="Shape 42" draw:style-name="gr2" draw:text-style-name="P1" svg:width="1.0598in" svg:height="0.1504in" svg:x="6.628in" svg:y="10.5866in" draw:control="control43"/>
      <draw:control text:anchor-type="page" text:anchor-page-number="1" draw:z-index="41" draw:name="Shape 40" draw:style-name="gr2" draw:text-style-name="P1" svg:width="1.0598in" svg:height="0.1504in" svg:x="6.8146in" svg:y="9.9075in" draw:control="control42"/>
      <draw:control text:anchor-type="page" text:anchor-page-number="1" draw:z-index="40" draw:name="Shape 41" draw:style-name="gr1" draw:text-style-name="P1" svg:width="1.0598in" svg:height="0.1504in" svg:x="6.8146in" svg:y="10.0575in" draw:control="control41"/>
      <draw:control text:anchor-type="page" text:anchor-page-number="1" draw:z-index="39" draw:name="Shape 39" draw:style-name="gr1" draw:text-style-name="P1" svg:width="1.0598in" svg:height="0.1504in" svg:x="3.9126in" svg:y="10.0854in" draw:control="control40"/>
      <draw:control text:anchor-type="page" text:anchor-page-number="1" draw:z-index="38" draw:name="Shape 38" draw:style-name="gr2" draw:text-style-name="P1" svg:width="1.0598in" svg:height="0.1504in" svg:x="3.9126in" svg:y="9.9354in" draw:control="control39"/>
      <draw:control text:anchor-type="page" text:anchor-page-number="1" draw:z-index="37" draw:name="Shape 37" draw:style-name="gr1" draw:text-style-name="P1" svg:width="1.0598in" svg:height="0.1504in" svg:x="3.678in" svg:y="9.3846in" draw:control="control38"/>
      <draw:control text:anchor-type="page" text:anchor-page-number="1" draw:z-index="36" draw:name="Shape 36" draw:style-name="gr2" draw:text-style-name="P1" svg:width="1.0598in" svg:height="0.1504in" svg:x="3.678in" svg:y="9.2346in" draw:control="control37"/>
      <draw:control text:anchor-type="page" text:anchor-page-number="1" draw:z-index="35" draw:name="Shape 15" draw:style-name="gr1" draw:text-style-name="P1" svg:width="1.0598in" svg:height="0.1504in" svg:x="1.2043in" svg:y="5.6772in" draw:control="control36"/>
      <draw:control text:anchor-type="page" text:anchor-page-number="1" draw:z-index="34" draw:name="Shape 14" draw:style-name="gr2" draw:text-style-name="P1" svg:width="1.0598in" svg:height="0.1504in" svg:x="1.2043in" svg:y="5.5272in" draw:control="control35"/>
      <draw:control text:anchor-type="page" text:anchor-page-number="1" draw:z-index="33" draw:name="Shape 27" draw:style-name="gr1" draw:text-style-name="P1" svg:width="1.0598in" svg:height="0.1504in" svg:x="5.9992in" svg:y="4.011in" draw:control="control34"/>
      <draw:control text:anchor-type="page" text:anchor-page-number="1" draw:z-index="32" draw:name="Shape 26" draw:style-name="gr2" draw:text-style-name="P1" svg:width="1.0598in" svg:height="0.1504in" svg:x="5.9992in" svg:y="3.861in" draw:control="control33"/>
      <draw:control text:anchor-type="page" text:anchor-page-number="1" draw:z-index="31" draw:name="Shape 29" draw:style-name="gr1" draw:text-style-name="P1" svg:width="1.0598in" svg:height="0.1504in" svg:x="6.2063in" svg:y="3.1071in" draw:control="control32"/>
      <draw:control text:anchor-type="page" text:anchor-page-number="1" draw:z-index="30" draw:name="Shape 28" draw:style-name="gr2" draw:text-style-name="P1" svg:width="1.0598in" svg:height="0.1504in" svg:x="6.2063in" svg:y="2.9571in" draw:control="control31"/>
      <draw:control text:anchor-type="page" text:anchor-page-number="1" draw:z-index="29" draw:name="Shape 35" draw:style-name="gr1" draw:text-style-name="P1" svg:width="1.0598in" svg:height="0.1504in" svg:x="5.9992in" svg:y="5.1228in" draw:control="control30"/>
      <draw:control text:anchor-type="page" text:anchor-page-number="1" draw:z-index="28" draw:name="Shape 34" draw:style-name="gr2" draw:text-style-name="P1" svg:width="1.0598in" svg:height="0.1504in" svg:x="5.9992in" svg:y="4.9728in" draw:control="control29"/>
      <draw:control text:anchor-type="page" text:anchor-page-number="1" draw:z-index="27" draw:name="Shape 33" draw:style-name="gr1" draw:text-style-name="P1" svg:width="1.0598in" svg:height="0.1504in" svg:x="6.8945in" svg:y="4.5618in" draw:control="control28"/>
      <draw:control text:anchor-type="page" text:anchor-page-number="1" draw:z-index="26" draw:name="Shape 32" draw:style-name="gr2" draw:text-style-name="P1" svg:width="1.0598in" svg:height="0.1504in" svg:x="6.8945in" svg:y="4.4118in" draw:control="control27"/>
      <draw:control text:anchor-type="page" text:anchor-page-number="1" draw:z-index="25" draw:name="Shape 31" draw:style-name="gr1" draw:text-style-name="P1" svg:width="1.0598in" svg:height="0.1504in" svg:x="5.0957in" svg:y="4.5626in" draw:control="control26"/>
      <draw:control text:anchor-type="page" text:anchor-page-number="1" draw:z-index="24" draw:name="Shape 30" draw:style-name="gr2" draw:text-style-name="P1" svg:width="1.0598in" svg:height="0.1504in" svg:x="5.0957in" svg:y="4.4126in" draw:control="control25"/>
      <draw:control text:anchor-type="page" text:anchor-page-number="1" draw:z-index="23" draw:name="Shape 25" draw:style-name="gr1" draw:text-style-name="P1" svg:width="1.0598in" svg:height="0.1504in" svg:x="5.7728in" svg:y="0.6862in" draw:control="control24"/>
      <draw:control text:anchor-type="page" text:anchor-page-number="1" draw:z-index="22" draw:name="Shape 24" draw:style-name="gr2" draw:text-style-name="P1" svg:width="1.0598in" svg:height="0.1504in" svg:x="5.7728in" svg:y="0.5362in" draw:control="control23"/>
      <draw:control text:anchor-type="page" text:anchor-page-number="1" draw:z-index="21" draw:name="Shape 11" draw:style-name="gr1" draw:text-style-name="P1" svg:width="1.0598in" svg:height="0.1504in" svg:x="4.7366in" svg:y="1.0189in" draw:control="control22"/>
      <draw:control text:anchor-type="page" text:anchor-page-number="1" draw:z-index="20" draw:name="Shape 10" draw:style-name="gr2" draw:text-style-name="P1" svg:width="1.0598in" svg:height="0.1504in" svg:x="4.7366in" svg:y="0.8689in" draw:control="control21"/>
      <draw:control text:anchor-type="page" text:anchor-page-number="1" draw:z-index="19" draw:name="Shape 23" draw:style-name="gr1" draw:text-style-name="P1" svg:width="1.0598in" svg:height="0.1504in" svg:x="1.6374in" svg:y="6.8484in" draw:control="control20"/>
      <draw:control text:anchor-type="page" text:anchor-page-number="1" draw:z-index="18" draw:name="Shape 22" draw:style-name="gr2" draw:text-style-name="P1" svg:width="1.0598in" svg:height="0.1504in" svg:x="1.6374in" svg:y="6.6984in" draw:control="control19"/>
      <draw:control text:anchor-type="page" text:anchor-page-number="1" draw:z-index="17" draw:name="Shape 21" draw:style-name="gr1" draw:text-style-name="P1" svg:width="1.0598in" svg:height="0.1504in" svg:x="0.3937in" svg:y="6.7874in" draw:control="control18"/>
      <draw:control text:anchor-type="page" text:anchor-page-number="1" draw:z-index="16" draw:name="Shape 20" draw:style-name="gr2" draw:text-style-name="P1" svg:width="1.0598in" svg:height="0.1504in" svg:x="0.3937in" svg:y="6.6374in" draw:control="control17"/>
      <draw:control text:anchor-type="page" text:anchor-page-number="1" draw:z-index="15" draw:name="Shape 19" draw:style-name="gr1" draw:text-style-name="P1" svg:width="1.0598in" svg:height="0.1504in" svg:x="2.1134in" svg:y="6.222in" draw:control="control16"/>
      <draw:control text:anchor-type="page" text:anchor-page-number="1" draw:z-index="14" draw:name="Shape 18" draw:style-name="gr2" draw:text-style-name="P1" svg:width="1.0598in" svg:height="0.1504in" svg:x="2.1134in" svg:y="6.072in" draw:control="control15"/>
      <draw:control text:anchor-type="page" text:anchor-page-number="1" draw:z-index="13" draw:name="Shape 17" draw:style-name="gr1" draw:text-style-name="P1" svg:width="1.0598in" svg:height="0.1504in" svg:x="0.2854in" svg:y="6.222in" draw:control="control14"/>
      <draw:control text:anchor-type="page" text:anchor-page-number="1" draw:z-index="12" draw:name="Shape 16" draw:style-name="gr2" draw:text-style-name="P1" svg:width="1.0598in" svg:height="0.1504in" svg:x="0.2854in" svg:y="6.072in" draw:control="control13"/>
      <draw:control text:anchor-type="page" text:anchor-page-number="1" draw:z-index="11" draw:name="Shape 13" draw:style-name="gr1" draw:text-style-name="P1" svg:width="1.0598in" svg:height="0.1504in" svg:x="4.5854in" svg:y="1.4701in" draw:control="control12"/>
      <draw:control text:anchor-type="page" text:anchor-page-number="1" draw:z-index="10" draw:name="Shape 12" draw:style-name="gr2" draw:text-style-name="P1" svg:width="1.0598in" svg:height="0.1504in" svg:x="4.5854in" svg:y="1.3201in" draw:control="control11"/>
      <draw:control text:anchor-type="page" text:anchor-page-number="1" draw:z-index="9" draw:name="Shape 9" draw:style-name="gr1" draw:text-style-name="P1" svg:width="1.0598in" svg:height="0.1504in" svg:x="1.2193in" svg:y="3.8965in" draw:control="control10"/>
      <draw:control text:anchor-type="page" text:anchor-page-number="1" draw:z-index="8" draw:name="Shape 8" draw:style-name="gr2" draw:text-style-name="P1" svg:width="1.0598in" svg:height="0.1504in" svg:x="1.2193in" svg:y="3.7465in" draw:control="control9"/>
      <draw:control text:anchor-type="page" text:anchor-page-number="1" draw:z-index="7" draw:name="Shape 7" draw:style-name="gr1" draw:text-style-name="P1" svg:width="1.0598in" svg:height="0.1504in" svg:x="2.0756in" svg:y="3.3236in" draw:control="control8"/>
      <draw:control text:anchor-type="page" text:anchor-page-number="1" draw:z-index="6" draw:name="Shape 6" draw:style-name="gr2" draw:text-style-name="P1" svg:width="1.0598in" svg:height="0.1504in" svg:x="2.0756in" svg:y="3.1736in" draw:control="control7"/>
      <draw:control text:anchor-type="page" text:anchor-page-number="1" draw:z-index="5" draw:name="Shape 5" draw:style-name="gr1" draw:text-style-name="P1" svg:width="1.0598in" svg:height="0.1504in" svg:x="0.3047in" svg:y="3.3382in" draw:control="control6"/>
      <draw:control text:anchor-type="page" text:anchor-page-number="1" draw:z-index="4" draw:name="Shape 4" draw:style-name="gr2" draw:text-style-name="P1" svg:width="1.0598in" svg:height="0.1504in" svg:x="0.3047in" svg:y="3.1882in" draw:control="control5"/>
      <draw:control text:anchor-type="page" text:anchor-page-number="1" draw:z-index="3" draw:name="Shape 3" draw:style-name="gr1" draw:text-style-name="P1" svg:width="1.0598in" svg:height="0.1504in" svg:x="1.2in" svg:y="2.7846in" draw:control="control4"/>
      <draw:control text:anchor-type="page" text:anchor-page-number="1" draw:z-index="2" draw:name="Shape 2" draw:style-name="gr2" draw:text-style-name="P1" svg:width="1.0598in" svg:height="0.1504in" svg:x="1.2in" svg:y="2.6346in" draw:control="control3"/>
      <draw:control text:anchor-type="page" text:anchor-page-number="1" draw:z-index="1" draw:name="Shape 1" draw:style-name="gr3" draw:text-style-name="P1" svg:width="1.0598in" svg:height="0.1504in" svg:x="1.3799in" svg:y="1.9402in" draw:control="control2"/>
      <draw:control text:anchor-type="page" text:anchor-page-number="1" draw:z-index="0" draw:name="Shape1" draw:style-name="gr3" draw:text-style-name="P1" svg:width="1.0598in" svg:height="0.1504in" svg:x="1.3799in" svg:y="1.7902in" draw:control="control1"/>
      <text:p text:style-name="Tit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Joystick_25_20Chart" draw:display-name="Thrustmaster%20Warthog%20Joystick%20Chart" xlink:href="Pictures/100000010000065900000899758F040848357E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Joystick_25_20Chart" draw:fill-image-width="100%" draw:fill-image-height="100%" style:repeat="no-repeat" draw:fill-image-ref-point="center" style:footnote-max-height="0in" loext:margin-gutter="0in">
        <style:background-image xlink:href="Pictures/100000010000065900000899758F040848357E9E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Joystick_25_20Chart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8T02:28:08.503857383</dc:date>
    <meta:editing-duration>PT6H27M17S</meta:editing-duration>
    <meta:editing-cycles>9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